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55d2" officeooo:paragraph-rsid="001d55d2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fo:min-height="1.312cm" fo:min-width="5.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54cm" fo:min-width="3.4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974cm" fo:min-width="5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974cm" fo:min-width="3.1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954cm" fo:min-width="3.0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014cm" fo:min-width="4.9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2" svg:width="7.224cm" svg:height="1.853cm" svg:x="4.676cm" svg:y="0.806cm"><text:p text:style-name="P2"><text:span text:style-name="T1">xsl:stylesheet</text:span></text:p><text:p text:style-name="P2"><text:span text:style-name="T1">xmlns:xsl="http://www.w3.org/TR/WD-xsl"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2" draw:text-style-name="P2" svg:width="4.887cm" svg:height="1.35cm" svg:x="11.643cm" svg:y="6.6cm"><text:p text:style-name="P2"><text:span text:style-name="T1">xsl:cop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3" draw:text-style-name="P2" svg:width="7.093cm" svg:height="1.377cm" svg:x="10.603cm" svg:y="3.69cm"><text:p text:style-name="P3"><text:span text:style-name="T1">xsl:template match="@* | * | text()"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4" draw:text-style-name="P2" svg:width="4.518cm" svg:height="1.377cm" svg:x="0.258cm" svg:y="6.574cm"><text:p text:style-name="P2"><text:span text:style-name="T1">&lt;xsl:apply-template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5" draw:text-style-name="P2" svg:width="4.254cm" svg:height="1.35cm" svg:x="0.363cm" svg:y="3.875cm"><text:p text:style-name="P2"><text:span text:style-name="T1">xsl:template match="/"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6" draw:text-style-name="P2" svg:width="7.016cm" svg:height="1.435cm" svg:x="10.603cm" svg:y="9.617cm"><text:p text:style-name="P3"><text:span text:style-name="T1">xsl:apply-templates select="@* | * | text()"/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2" draw:style-name="gr7" draw:text-style-name="P3" svg:x1="5.602cm" svg:y1="2.367cm" svg:x2="3.882cm" svg:y2="4.034cm"><text:p/></draw:line><draw:line text:anchor-type="paragraph" draw:z-index="7" draw:name="Shape3" draw:style-name="gr7" draw:text-style-name="P3" svg:x1="2.454cm" svg:y1="5.225cm" svg:x2="2.454cm" svg:y2="6.574cm"><text:p/></draw:line><draw:line text:anchor-type="paragraph" draw:z-index="8" draw:name="Shape4" draw:style-name="gr7" draw:text-style-name="P3" svg:x1="14.122cm" svg:y1="5.066cm" svg:x2="14.122cm" svg:y2="6.601cm"><text:p/></draw:line><draw:line text:anchor-type="paragraph" draw:z-index="9" draw:name="Shape5" draw:style-name="gr7" draw:text-style-name="P3" svg:x1="14.148cm" svg:y1="7.95cm" svg:x2="14.148cm" svg:y2="9.617cm"><text:p/></draw:line><draw:line text:anchor-type="paragraph" draw:z-index="10" draw:name="Shape6" draw:style-name="gr7" draw:text-style-name="P3" svg:x1="11.026cm" svg:y1="2.367cm" svg:x2="12.005cm" svg:y2="3.822cm"><text:p/></draw:line>Exercice 5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0:24:03.210943525</meta:creation-date>
    <dc:date>2017-10-10T00:33:29.087194601</dc:date>
    <meta:editing-duration>PT9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12" meta:non-whitespace-character-count="10"/>
  </office:meta>
</office:document-meta>
</file>